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text-properties officeooo:rsid="000e368e" officeooo:paragraph-rsid="000e368e"/>
    </style:style>
    <style:style style:name="P2" style:family="paragraph" style:parent-style-name="List_20_Paragraph" style:list-style-name="WWNum37">
      <style:text-properties officeooo:rsid="000e368e" officeooo:paragraph-rsid="000e368e"/>
    </style:style>
    <style:style style:name="P3" style:family="paragraph" style:parent-style-name="List_20_Paragraph" style:list-style-name="L1">
      <style:text-properties officeooo:paragraph-rsid="000e368e"/>
    </style:style>
    <style:style style:name="P4" style:family="paragraph" style:parent-style-name="List_20_Paragraph">
      <style:text-properties officeooo:paragraph-rsid="000e368e"/>
    </style:style>
    <style:style style:name="P5" style:family="paragraph" style:parent-style-name="List_20_Paragraph">
      <style:paragraph-properties fo:margin-left="0in" fo:margin-right="0in" fo:text-indent="0in" style:auto-text-indent="false"/>
      <style:text-properties officeooo:rsid="000e368e" officeooo:paragraph-rsid="000e368e"/>
    </style:style>
    <style:style style:name="T1" style:family="text">
      <style:text-properties officeooo:rsid="000e368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83238686" text:style-name="WWNum37">
        <text:list-item>
          <text:p text:style-name="P2">How would you fix your code so that these issues were no longer present?</text:p>
        </text:list-item>
      </text:list>
      <text:p text:style-name="P1"/>
      <text:p text:style-name="P1">We would use the sqlalchemy sensitization methods to prevent injection from occuring. </text:p>
      <text:p text:style-name="P1"/>
      <text:list xml:id="list849694174" text:style-name="L1">
        <text:list-item>
          <text:p text:style-name="P3"><text:span text:style-name="T1">What are the limitations, if any that, of the SQL Injection issues you’ve included? </text:span></text:p>
        </text:list-item>
      </text:list>
      <text:p text:style-name="P4"/>
      <text:p text:style-name="P4"/>
      <text:p text:style-name="P1">We originally used flask-sqlachemy that does various forms of sanitation, which made it hard for us to implement SQL injection. Additionally, to prevent arbitrary file upload and retrieval, filename some sanitation was done, preventing the filename field during upload from being injectable. </text:p>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3:39:43.436745416</meta:creation-date>
    <dc:date>2019-04-21T23:45:08.746501363</dc:date>
    <meta:editing-duration>PT5M25S</meta:editing-duration>
    <meta:editing-cycles>1</meta:editing-cycles>
    <meta:document-statistic meta:table-count="0" meta:image-count="0" meta:object-count="0" meta:page-count="1" meta:paragraph-count="4" meta:word-count="84" meta:character-count="536" meta:non-whitespace-character-count="455"/>
    <meta:generator>LibreOffice/6.1.5.2$Linux_X86_64 LibreOffice_project/10$Build-2</meta:generator>
  </office:meta>
</office:document-meta>
</file>